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200000660000205B000023484C13C84F01A4378D.svm" manifest:media-type=""/>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9.597cm" style:rel-column-width="5441*"/>
    </style:style>
    <style:style style:name="Table1.B" style:family="table-column">
      <style:table-column-properties style:column-width="7.403cm" style:rel-column-width="4197*"/>
    </style:style>
    <style:style style:name="Table1.A1" style:family="table-cell">
      <style:table-cell-properties fo:padding="0cm" fo:border="none"/>
    </style:style>
    <style:style style:name="P1" style:family="paragraph" style:parent-style-name="Text_20_body">
      <style:text-properties officeooo:rsid="00055f62" officeooo:paragraph-rsid="00055f62"/>
    </style:style>
    <style:style style:name="P2" style:family="paragraph" style:parent-style-name="Text_20_body">
      <style:text-properties officeooo:rsid="00055f62" officeooo:paragraph-rsid="00113efa"/>
    </style:style>
    <style:style style:name="P3" style:family="paragraph" style:parent-style-name="Table_20_Contents">
      <style:text-properties fo:language="sr" fo:country="RS" officeooo:rsid="00055f62" officeooo:paragraph-rsid="00055f62"/>
    </style:style>
    <style:style style:name="P4" style:family="paragraph" style:parent-style-name="Table_20_Contents">
      <style:text-properties officeooo:rsid="00055f62" officeooo:paragraph-rsid="00055f62"/>
    </style:style>
    <style:style style:name="T1" style:family="text">
      <style:text-properties officeooo:rsid="00064336"/>
    </style:style>
    <style:style style:name="T2" style:family="text">
      <style:text-properties fo:language="en" fo:country="US" officeooo:rsid="000c96c3" fo:background-color="#ffff00" loext:char-shading-value="0"/>
    </style:style>
    <style:style style:name="T3" style:family="text">
      <style:text-properties fo:language="sr" fo:country="RS"/>
    </style:style>
    <style:style style:name="T4" style:family="text">
      <style:text-properties fo:language="sr" fo:country="RS" officeooo:rsid="00099596"/>
    </style:style>
    <style:style style:name="T5" style:family="text">
      <style:text-properties fo:language="sr" fo:country="RS" officeooo:rsid="000ece20"/>
    </style:style>
    <style:style style:name="T6" style:family="text">
      <style:text-properties fo:language="sr" fo:country="RS" officeooo:rsid="0010b350"/>
    </style:style>
    <style:style style:name="T7" style:family="text">
      <style:text-properties fo:language="sr" fo:country="RS" officeooo:rsid="00113efa"/>
    </style:style>
    <style:style style:name="T8" style:family="text">
      <style:text-properties fo:language="sr" fo:country="RS" officeooo:rsid="0011d82d"/>
    </style:style>
    <style:style style:name="T9" style:family="text">
      <style:text-properties officeooo:rsid="000d08a9"/>
    </style:style>
    <style:style style:name="T10" style:family="text">
      <style:text-properties officeooo:rsid="000e5627"/>
    </style:style>
    <style:style style:name="T11" style:family="text">
      <style:text-properties officeooo:rsid="00113ef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draw:frame draw:style-name="fr1" draw:name="Image1" text:anchor-type="paragraph" svg:width="8.283cm" svg:height="9.033cm" draw:z-index="0"><draw:image xlink:href="Pictures/200000660000205B000023484C13C84F01A4378D.svm" xlink:type="simple" xlink:show="embed" xlink:actuate="onLoad"/></draw:frame></text:p>
      <text:p text:style-name="Title"/>
      <text:p text:style-name="Title"/>
      <text:p text:style-name="Title"/>
      <text:p text:style-name="Title"/>
      <text:p text:style-name="Title"/>
      <text:p text:style-name="Title">Спецификација пројекта базе података агенције за некретнине</text:p>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1" table:style-name="Table1">
        <table:table-column table:style-name="Table1.A"/>
        <table:table-column table:style-name="Table1.B"/>
        <table:table-row>
          <table:table-cell table:style-name="Table1.A1" office:value-type="string">
            <text:p text:style-name="P3">Предмет: <text:s text:c="2"/>Базе података 2</text:p>
          </table:table-cell>
          <table:table-cell table:style-name="Table1.A1" office:value-type="string">
            <text:p text:style-name="Table_20_Contents"/>
          </table:table-cell>
        </table:table-row>
        <table:table-row>
          <table:table-cell table:style-name="Table1.A1" office:value-type="string">
            <text:p text:style-name="P4">Асистент: <text:s/>Војислав Ђукић</text:p>
          </table:table-cell>
          <table:table-cell table:style-name="Table1.A1" office:value-type="string">
            <text:p text:style-name="P4">Студент: Михаило Васиљевић РА4/2012</text:p>
          </table:table-cell>
        </table:table-row>
        <table:table-row>
          <table:table-cell table:style-name="Table1.A1" office:value-type="string">
            <text:p text:style-name="P4">Професор: проф. др Иван Луковић</text:p>
          </table:table-cell>
          <table:table-cell table:style-name="Table1.A1" office:value-type="string">
            <text:p text:style-name="Table_20_Contents"/>
          </table:table-cell>
        </table:table-row>
      </table:table>
      <text:p text:style-name="Text_20_body"/>
      <text:p text:style-name="Text_20_body"><text:soft-page-break/></text:p>
      <text:p text:style-name="P2">Агенција за некретнине се јединствено идентфикује преко свог ПИБ-а( АГЕНПИБ), а постоје подаци и о називу(АГЕННАЗ), матичном броју( АГЕНМБР), веб сајту ( АГЕНВЕБ), телефону( АГЕНТЕЛ), <text:span text:style-name="T11">адреси( АГЕНАДР)</text:span> и факсу( АГЕНФАКС). Свака агенција за некретнине <text:span text:style-name="T10">посредује у продаји</text:span> <text:span text:style-name="T9">ни</text:span> једн<text:span text:style-name="T10">е</text:span> или више <text:span text:style-name="T1">непокретности</text:span>, <text:span text:style-name="T1">док једна непокретност може да припада највише једној агенцији за некретнине. Свака непокретност припада тачној једном типу непокретности док сваком типу непокретности може припадати ни једна или више непокретност. Непокретност се јединствено идентификује преко своје ознаке( НЕКИД), а поред тога садржи и информације о површини(НЕКПОВ), да ли је усељива или није( НЕКУСЕЉ), да ли је у изградњи или није ( НЕКУИЗГР), колико соба има ( НЕКСОБЕ), колико спратова има (НЕКСПРАТ), да ли је у питању дуплекс или није( НЕКДУПЛ), да ли поседује лифт ( НЕКЛИФТ), колико је стара (НЕКСТАРА), да ли је легална или није( НЕКЛЕГ), да ли су подаци о самој непокретности тајни или нису (НЕКТАЈНА), датум почетка продаје(НЕКДАТОД), датум престанка продаје(НЕКДАТДО), </text:span><text:span text:style-name="T5">да ли је продата или није( НЕКПРОД), </text:span><text:span text:style-name="T1">као и додатни опис некретнине (НЕКОПИС). Тип непокретности се јединствено идентификује преко своје ознаке ( НЕКТИПИД), а садржи још и податке о свом називу( НЕКТИПНАЗ). Свака непокретност може да поседује ни један или више помоћних објеката док сваки помоћни објекат може да припада ни једној или више непокретности. Помоћни објекат се јединствено идентификује преко своје ознаке( ПОМОБЈИД), а поседује и податке о свом називу ( ПОМОБЈНАЗ) као и о површини( ПОМОБЈПОВ). Свака непокретност може да користи ни један или више прикључака док сваки прикључак може да буде постављен у ни једној или више непокретности. Сваки прикључак се јединствено идентфикује преко своје ознаке( ПРИКИД) а садржи и информацију о свом називу (ПРИКНАЗ). Свака непокретност може да поседује ни једну или више слика док свака слика може да припада једној и само једној непокретности. Слика се јединствено идентификује преко своје ознаке( СЛИКАИД), а садржи и информације о називу( СЛИКАНАЗ), путањи ( СЛИКАПУТ) и опису( СЛИКАОПИС). Свака непокретност се налази на тачно једној локацији, док се на једној локацији не мора наћи ни једна, а може наћи више непокретности. Локација се јединствено идентификује или преко своје ознаке( ЛОКИД) или преко свог назива( ЛОКНАЗ). Свака локација припада тачно једној држави, док једној држави може припада ни једна или више локација. Држава се јединствено идентификује преко своје ознаке( ДРЖИД),а <text:s/>поседује и свој назив (ДРЖНАЗ). Сваку непокретност може да продаје један и само један клијент, док један клијент може да продаје ниједну или више непокретности.( Клијент је некада раније можда продавао непокретност, али тренутно не продаје.) </text:span><text:span text:style-name="T4">Клијент може бити правно или физичко лице, док правно или физичко лице може бити ниједан или један клијент. </text:span><text:span text:style-name="T6">Да би се клијенти међусобно разликовали сваки клијент има своју ознаку( КЛИЈЕНТИД) </text:span><text:span text:style-name="T8">као и податак о томе да ли је клијент анониман( КЛИЈЕНТАНОНИМ)</text:span><text:span text:style-name="T6">. Свако правно лице се јединствено идентификује преко ПИБ-а (ПРЛЦПИБ), међутим, поседује и следеће податке: </text:span><text:span text:style-name="T3">подаци и о називу(</text:span><text:span text:style-name="T7">ПРЛЦНАЗ</text:span><text:span text:style-name="T3">), матичном броју( </text:span><text:span text:style-name="T7">ПРЛЦМБР</text:span><text:span text:style-name="T3">), веб сајту ( </text:span><text:span text:style-name="T7">ПРЛЦВЕБ</text:span><text:span text:style-name="T3">), телефону( </text:span><text:span text:style-name="T7">ПРЛЦТЕЛ</text:span><text:span text:style-name="T3">), </text:span><text:span text:style-name="T7">адреси( ПРЛЦАДР)</text:span><text:span text:style-name="T3"> и факсу( </text:span><text:span text:style-name="T7">ПРЛЦФАКС</text:span><text:span text:style-name="T3">). </text:span><text:span text:style-name="T7">Свако физичко лице </text:span><text:span text:style-name="T8">се јединствено идентификује преко своје ознаке( ФЗЛЦИД), а садржи и информације о: имену ( ФЗЛЦИМЕ), презимену( ФЗЛЦПРЕЗ), броју личне карте ( ФЗЛЦБРЛК), ЈМБГ( ФЗЛЦЈМБГ), броју </text:span><text:soft-page-break/><text:span text:style-name="T8">телефона ( ФЗЛЦТЕЛ), адреси ( ФЗЛЦАДР), адреси електронске поште(ФЗЛЦМЕИЛ).</text:span><text:span text:style-name="T7"> </text:span></text:p>
      <text:p text:style-name="P1"><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r" fo:country="R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r" fo:country="R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8T21:09:55.480000000</meta:creation-date>
    <meta:generator>LibreOffice/5.0.3.2$Windows_x86 LibreOffice_project/e5f16313668ac592c1bfb310f4390624e3dbfb75</meta:generator>
    <dc:date>2015-12-28T22:54:34.341000000</dc:date>
    <meta:editing-duration>PT56M23S</meta:editing-duration>
    <meta:editing-cycles>12</meta:editing-cycles>
    <meta:document-statistic meta:table-count="1" meta:image-count="1" meta:object-count="0" meta:page-count="3" meta:paragraph-count="6" meta:word-count="545" meta:character-count="3688" meta:non-whitespace-character-count="3144"/>
  </office:meta>
</office:document-meta>
</file>